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1.9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2.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5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bbe33d"/>
    </style:style>
    <style:style style:name="ce49" style:family="table-cell" style:parent-style-name="Default" style:data-style-name="N1"/>
    <style:style style:name="ce50" style:family="table-cell" style:parent-style-name="Default">
      <style:table-cell-properties fo:background-color="transparent"/>
    </style:style>
    <style:style style:name="ce70" style:family="table-cell" style:parent-style-name="Default" style:data-style-name="N0"/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0"/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bbe33d"/>
    </style:style>
    <style:style style:name="ce44" style:family="table-cell" style:parent-style-name="Default" style:data-style-name="N1"/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column table:style-name="co5" table:number-columns-repeated="15360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0" table:number-columns-repeated="3"/>
          <table:table-cell table:number-columns-repeated="102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0" table:number-columns-repeated="3"/>
          <table:table-cell table:number-columns-repeated="102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25"/>
        <table:table-column table:style-name="co7" table:default-cell-style-name="ce25"/>
        <table:table-column table:style-name="co8" table:number-columns-repeated="6" table:default-cell-style-name="ce25"/>
        <table:table-column table:style-name="co9" table:default-cell-style-name="ce25"/>
        <table:table-column table:style-name="co10" table:number-columns-repeated="3" table:default-cell-style-name="ce25"/>
        <table:table-column table:style-name="co11" table:number-columns-repeated="8" table:default-cell-style-name="ce25"/>
        <table:table-column table:style-name="co4" table:number-columns-repeated="1002" table:default-cell-style-name="ce21"/>
        <table:table-column table:style-name="co12" table:number-columns-repeated="3" table:default-cell-style-name="ce21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0"/>
        <table:table-column table:style-name="co7" table:default-cell-style-name="ce30"/>
        <table:table-column table:style-name="co8" table:number-columns-repeated="6" table:default-cell-style-name="ce30"/>
        <table:table-column table:style-name="co4" table:number-columns-repeated="12" table:default-cell-style-name="ce30"/>
        <table:table-column table:style-name="co9" table:default-cell-style-name="ce30"/>
        <table:table-column table:style-name="co10" table:default-cell-style-name="ce30"/>
        <table:table-column table:style-name="co18" table:default-cell-style-name="ce30"/>
        <table:table-column table:style-name="co4" table:number-columns-repeated="1003" table:default-cell-style-name="ce30"/>
        <table:table-column table:style-name="co12" table:number-columns-repeated="7" table:default-cell-style-name="ce30"/>
        <table:table-column table:style-name="co12" table:number-columns-repeated="5" table:default-cell-style-name="ce64"/>
        <table:table-column table:style-name="co5" table:number-columns-repeated="15346" table:default-cell-style-name="ce64"/>
        <table:table-row table:style-name="ro1">
          <table:table-cell table:style-name="ce59"/>
          <table:table-cell table:style-name="ce60" office:value-type="string" calcext:value-type="string">
            <text:p>tC</text:p>
          </table:table-cell>
          <table:table-cell table:style-name="ce60" office:value-type="string" calcext:value-type="string">
            <text:p>tW</text:p>
          </table:table-cell>
          <table:table-cell table:style-name="ce60" office:value-type="string" calcext:value-type="string">
            <text:p>tCO2</text:p>
          </table:table-cell>
          <table:table-cell table:style-name="ce60" office:value-type="string" calcext:value-type="string">
            <text:p>FERM</text:p>
          </table:table-cell>
          <table:table-cell table:style-name="ce60" office:value-type="string" calcext:value-type="string">
            <text:p>ATPS</text:p>
          </table:table-cell>
          <table:table-cell table:style-name="ce60" office:value-type="string" calcext:value-type="string">
            <text:p>ADPS</text:p>
          </table:table-cell>
          <table:table-cell table:style-name="ce60" office:value-type="string" calcext:value-type="string">
            <text:p>EAA</text:p>
          </table:table-cell>
          <table:table-cell table:style-name="ce59" office:value-type="string" calcext:value-type="string">
            <text:p>ENT</text:p>
          </table:table-cell>
          <table:table-cell table:style-name="ce59" office:value-type="string" calcext:value-type="string">
            <text:p>LIPS</text:p>
          </table:table-cell>
          <table:table-cell table:style-name="ce59" office:value-type="string" calcext:value-type="string">
            <text:p>Maint</text:p>
          </table:table-cell>
          <table:table-cell table:style-name="ce61" office:value-type="string" calcext:value-type="string">
            <text:p>rRNAp</text:p>
          </table:table-cell>
          <table:table-cell table:style-name="ce61" office:value-type="string" calcext:value-type="string">
            <text:p>mRNAp</text:p>
          </table:table-cell>
          <table:table-cell table:style-name="ce61" office:value-type="string" calcext:value-type="string">
            <text:p>tRNAp</text:p>
          </table:table-cell>
          <table:table-cell table:style-name="ce61" office:value-type="string" calcext:value-type="string">
            <text:p>rRNase</text:p>
          </table:table-cell>
          <table:table-cell table:style-name="ce61" office:value-type="string" calcext:value-type="string">
            <text:p>mRNase</text:p>
          </table:table-cell>
          <table:table-cell table:style-name="ce61" office:value-type="string" calcext:value-type="string">
            <text:p>tRNAse</text:p>
          </table:table-cell>
          <table:table-cell table:style-name="ce61" office:value-type="string" calcext:value-type="string">
            <text:p>DNAp</text:p>
          </table:table-cell>
          <table:table-cell table:style-name="ce61" office:value-type="string" calcext:value-type="string">
            <text:p>tRNAc</text:p>
          </table:table-cell>
          <table:table-cell table:style-name="ce60" office:value-type="string" calcext:value-type="string">
            <text:p>r</text:p>
          </table:table-cell>
          <table:table-cell table:number-columns-repeated="1005"/>
          <table:table-cell table:style-name="ce68" table:number-columns-repeated="8"/>
          <table:table-cell/>
          <table:table-cell table:style-name="ce68" table:number-columns-repeated="15350"/>
        </table:table-row>
        <table:table-row table:style-name="ro1">
          <table:table-cell table:style-name="ce60" office:value-type="string" calcext:value-type="string">
            <text:p>x_C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CO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4" office:value-type="float" office:value="0.3" calcext:value-type="float">
            <text:p>0.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0.1" calcext:value-type="float">
            <text:p>0.1</text:p>
          </table:table-cell>
          <table:table-cell table:number-columns-repeated="6" table:style-name="ce64" office:value-type="float" office:value="0" calcext:value-type="float">
            <text:p>0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NT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D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T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7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W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CO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LIP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r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m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D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C</text:p>
          </table:table-cell>
          <table:table-cell table:number-columns-repeated="12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table:number-columns-repeated="4"/>
          <table:table-cell table:number-columns-repeated="16360"/>
        </table:table-row>
        <table:table-row table:style-name="ro1" table:number-rows-repeated="3">
          <table:table-cell table:style-name="ce62" table:number-columns-repeated="24"/>
          <table:table-cell table:number-columns-repeated="1636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025" table:default-cell-style-name="ce37"/>
        <table:table-column table:style-name="co14" table:default-cell-style-name="Default"/>
        <table:table-column table:style-name="co14" table:number-columns-repeated="15358" table:default-cell-style-name="ce37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CO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3" table:style-name="Default" office:value-type="float" office:value="60" calcext:value-type="float">
            <text:p>6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6" table:number-columns-repeated="23"/>
          <table:table-cell table:number-columns-repeated="16361"/>
        </table:table-row>
        <table:table-row table:style-name="ro1" table:number-rows-repeated="2">
          <table:table-cell table:style-name="ce21" table:number-columns-repeated="21"/>
          <table:table-cell table:style-name="ce36" table:number-columns-repeated="2"/>
          <table:table-cell table:number-columns-repeated="16361"/>
        </table:table-row>
        <table:table-row table:style-name="ro1" table:number-rows-repeated="3">
          <table:table-cell table:style-name="ce21" table:number-columns-repeated="21"/>
          <table:table-cell table:number-columns-repeated="16363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3">
        <table:table-column table:style-name="co15" table:number-columns-repeated="16384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5" office:value-type="string" calcext:value-type="string">
            <text:p>kcat_f</text:p>
          </table:table-cell>
          <table:table-cell table:style-name="ce43" office:value-type="float" office:value="120" calcext:value-type="float">
            <text:p>1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table:style-name="ce42" table:number-columns-repeated="16364"/>
        </table:table-row>
        <table:table-row table:style-name="ro1">
          <table:table-cell table:style-name="ce25" office:value-type="string" calcext:value-type="string">
            <text:p>kcat_b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2" table:number-columns-repeated="16364"/>
        </table:table-row>
        <table:table-row table:style-name="ro1">
          <table:table-cell table:style-name="ce42"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ce25"/>
          <table:table-cell table:style-name="ce44" table:number-columns-repeated="19"/>
          <table:table-cell table:number-columns-repeated="1636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5"/>
        <table:table-column table:style-name="co6" table:number-columns-repeated="944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25" office:value-type="float" office:value="340" calcext:value-type="float">
            <text:p>340</text:p>
          </table:table-cell>
          <table:table-cell table:number-columns-repeated="50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0.4" calcext:value-type="float">
            <text:p>0.4</text:p>
          </table:table-cell>
          <table:table-cell table:formula="of:=[.B3]/1.07" office:value-type="float" office:value="0.373831775700935" calcext:value-type="float">
            <text:p>0.373831775700935</text:p>
          </table:table-cell>
          <table:table-cell table:formula="of:=[.C3]/1.07" office:value-type="float" office:value="0.349375491309285" calcext:value-type="float">
            <text:p>0.349375491309285</text:p>
          </table:table-cell>
          <table:table-cell table:formula="of:=[.D3]/1.07" office:value-type="float" office:value="0.326519150756341" calcext:value-type="float">
            <text:p>0.326519150756341</text:p>
          </table:table-cell>
          <table:table-cell table:style-name="ce25" table:formula="of:=[.E3]/1.07" office:value-type="float" office:value="0.30515808481901" calcext:value-type="float">
            <text:p>0.30515808481901</text:p>
          </table:table-cell>
          <table:table-cell table:style-name="ce25" table:formula="of:=[.F3]/1.07" office:value-type="float" office:value="0.285194471793467" calcext:value-type="float">
            <text:p>0.285194471793467</text:p>
          </table:table-cell>
          <table:table-cell table:style-name="ce25" table:formula="of:=[.G3]/1.07" office:value-type="float" office:value="0.266536889526605" calcext:value-type="float">
            <text:p>0.266536889526605</text:p>
          </table:table-cell>
          <table:table-cell table:style-name="ce25" table:formula="of:=[.H3]/1.07" office:value-type="float" office:value="0.249099896753836" calcext:value-type="float">
            <text:p>0.249099896753836</text:p>
          </table:table-cell>
          <table:table-cell table:style-name="ce25" table:formula="of:=[.I3]/1.07" office:value-type="float" office:value="0.232803641826015" calcext:value-type="float">
            <text:p>0.232803641826015</text:p>
          </table:table-cell>
          <table:table-cell table:style-name="ce25" table:formula="of:=[.J3]/1.07" office:value-type="float" office:value="0.217573497033659" calcext:value-type="float">
            <text:p>0.217573497033659</text:p>
          </table:table-cell>
          <table:table-cell table:style-name="ce25" table:formula="of:=[.K3]/1.07" office:value-type="float" office:value="0.203339716853887" calcext:value-type="float">
            <text:p>0.203339716853887</text:p>
          </table:table-cell>
          <table:table-cell table:style-name="ce25" table:formula="of:=[.L3]/1.07" office:value-type="float" office:value="0.190037118555035" calcext:value-type="float">
            <text:p>0.190037118555035</text:p>
          </table:table-cell>
          <table:table-cell table:style-name="ce25" table:formula="of:=[.M3]/1.07" office:value-type="float" office:value="0.177604783696294" calcext:value-type="float">
            <text:p>0.177604783696294</text:p>
          </table:table-cell>
          <table:table-cell table:style-name="ce25" table:formula="of:=[.N3]/1.07" office:value-type="float" office:value="0.165985779155415" calcext:value-type="float">
            <text:p>0.165985779155415</text:p>
          </table:table-cell>
          <table:table-cell table:style-name="ce25" table:formula="of:=[.O3]/1.07" office:value-type="float" office:value="0.15512689640693" calcext:value-type="float">
            <text:p>0.15512689640693</text:p>
          </table:table-cell>
          <table:table-cell table:style-name="ce25" table:formula="of:=[.P3]/1.07" office:value-type="float" office:value="0.144978407856944" calcext:value-type="float">
            <text:p>0.144978407856944</text:p>
          </table:table-cell>
          <table:table-cell table:style-name="ce25" table:formula="of:=[.Q3]/1.07" office:value-type="float" office:value="0.135493839118639" calcext:value-type="float">
            <text:p>0.135493839118639</text:p>
          </table:table-cell>
          <table:table-cell table:style-name="ce25" table:formula="of:=[.R3]/1.07" office:value-type="float" office:value="0.126629756185644" calcext:value-type="float">
            <text:p>0.126629756185644</text:p>
          </table:table-cell>
          <table:table-cell table:style-name="ce25" table:formula="of:=[.S3]/1.07" office:value-type="float" office:value="0.118345566528639" calcext:value-type="float">
            <text:p>0.118345566528639</text:p>
          </table:table-cell>
          <table:table-cell table:style-name="ce25" table:formula="of:=[.T3]/1.07" office:value-type="float" office:value="0.110603333204336" calcext:value-type="float">
            <text:p>0.110603333204336</text:p>
          </table:table-cell>
          <table:table-cell table:style-name="ce25" table:formula="of:=[.U3]/1.07" office:value-type="float" office:value="0.103367601125547" calcext:value-type="float">
            <text:p>0.103367601125547</text:p>
          </table:table-cell>
          <table:table-cell table:style-name="ce25" table:formula="of:=[.V3]/1.07" office:value-type="float" office:value="0.0966052346967732" calcext:value-type="float">
            <text:p>0.0966052346967732</text:p>
          </table:table-cell>
          <table:table-cell table:style-name="ce25" table:formula="of:=[.W3]/1.07" office:value-type="float" office:value="0.0902852660717507" calcext:value-type="float">
            <text:p>0.0902852660717507</text:p>
          </table:table-cell>
          <table:table-cell table:style-name="ce25" table:formula="of:=[.X3]/1.07" office:value-type="float" office:value="0.0843787533380847" calcext:value-type="float">
            <text:p>0.0843787533380847</text:p>
          </table:table-cell>
          <table:table-cell table:style-name="ce25" table:formula="of:=[.Y3]/1.07" office:value-type="float" office:value="0.0788586479795184" calcext:value-type="float">
            <text:p>0.0788586479795184</text:p>
          </table:table-cell>
          <table:table-cell table:style-name="ce25" table:formula="of:=[.Z3]/1.07" office:value-type="float" office:value="0.0736996710088957" calcext:value-type="float">
            <text:p>0.0736996710088957</text:p>
          </table:table-cell>
          <table:table-cell table:style-name="ce25" table:formula="of:=[.AA3]/1.07" office:value-type="float" office:value="0.0688781972045754" calcext:value-type="float">
            <text:p>0.0688781972045754</text:p>
          </table:table-cell>
          <table:table-cell table:style-name="ce25" table:formula="of:=[.AB3]/1.07" office:value-type="float" office:value="0.064372146920164" calcext:value-type="float">
            <text:p>0.064372146920164</text:p>
          </table:table-cell>
          <table:table-cell table:style-name="ce25" table:formula="of:=[.AC3]/1.07" office:value-type="float" office:value="0.0601608849721159" calcext:value-type="float">
            <text:p>0.0601608849721159</text:p>
          </table:table-cell>
          <table:table-cell table:style-name="ce25" table:formula="of:=[.AD3]/1.07" office:value-type="float" office:value="0.0562251261421643" calcext:value-type="float">
            <text:p>0.0562251261421643</text:p>
          </table:table-cell>
          <table:table-cell table:style-name="ce25" table:formula="of:=[.AE3]/1.07" office:value-type="float" office:value="0.0525468468618358" calcext:value-type="float">
            <text:p>0.0525468468618358</text:p>
          </table:table-cell>
          <table:table-cell table:style-name="ce25" table:formula="of:=[.AF3]/1.07" office:value-type="float" office:value="0.0491092026746129" calcext:value-type="float">
            <text:p>0.0491092026746129</text:p>
          </table:table-cell>
          <table:table-cell table:style-name="ce25" table:formula="of:=[.AG3]/1.07" office:value-type="float" office:value="0.0458964510977691" calcext:value-type="float">
            <text:p>0.0458964510977691</text:p>
          </table:table-cell>
          <table:table-cell table:style-name="ce25" table:formula="of:=[.AH3]/1.07" office:value-type="float" office:value="0.0428938795306253" calcext:value-type="float">
            <text:p>0.0428938795306253</text:p>
          </table:table-cell>
          <table:table-cell table:style-name="ce25" table:formula="of:=[.AI3]/1.07" office:value-type="float" office:value="0.0400877378790891" calcext:value-type="float">
            <text:p>0.0400877378790891</text:p>
          </table:table-cell>
          <table:table-cell table:style-name="ce25" table:formula="of:=[.AJ3]/1.07" office:value-type="float" office:value="0.0374651755879337" calcext:value-type="float">
            <text:p>0.0374651755879337</text:p>
          </table:table-cell>
          <table:table-cell table:style-name="ce25" table:formula="of:=[.AK3]/1.07" office:value-type="float" office:value="0.0350141827924614" calcext:value-type="float">
            <text:p>0.0350141827924614</text:p>
          </table:table-cell>
          <table:table-cell table:style-name="ce25" table:formula="of:=[.AL3]/1.07" office:value-type="float" office:value="0.0327235353200574" calcext:value-type="float">
            <text:p>0.0327235353200574</text:p>
          </table:table-cell>
          <table:table-cell table:style-name="ce25" table:formula="of:=[.AM3]/1.07" office:value-type="float" office:value="0.0305827432897733" calcext:value-type="float">
            <text:p>0.0305827432897733</text:p>
          </table:table-cell>
          <table:table-cell table:style-name="ce25" table:formula="of:=[.AN3]/1.07" office:value-type="float" office:value="0.0285820030745545" calcext:value-type="float">
            <text:p>0.0285820030745545</text:p>
          </table:table-cell>
          <table:table-cell table:style-name="ce25" table:formula="of:=[.AO3]/1.07" office:value-type="float" office:value="0.0267121524061257" calcext:value-type="float">
            <text:p>0.0267121524061257</text:p>
          </table:table-cell>
          <table:table-cell table:style-name="ce25" table:formula="of:=[.AP3]/1.07" office:value-type="float" office:value="0.0249646284169399" calcext:value-type="float">
            <text:p>0.0249646284169399</text:p>
          </table:table-cell>
          <table:table-cell table:style-name="ce25" table:formula="of:=[.AQ3]/1.07" office:value-type="float" office:value="0.0233314284270466" calcext:value-type="float">
            <text:p>0.0233314284270466</text:p>
          </table:table-cell>
          <table:table-cell table:style-name="ce25" table:formula="of:=[.AR3]/1.07" office:value-type="float" office:value="0.0218050732963052" calcext:value-type="float">
            <text:p>0.0218050732963052</text:p>
          </table:table-cell>
          <table:table-cell table:style-name="ce25" table:formula="of:=[.AS3]/1.07" office:value-type="float" office:value="0.020378573174117" calcext:value-type="float">
            <text:p>0.020378573174117</text:p>
          </table:table-cell>
          <table:table-cell table:style-name="ce25" table:formula="of:=[.AT3]/1.07" office:value-type="float" office:value="0.019045395489829" calcext:value-type="float">
            <text:p>0.019045395489829</text:p>
          </table:table-cell>
          <table:table-cell table:style-name="ce25" table:formula="of:=[.AU3]/1.07" office:value-type="float" office:value="0.0177994350372234" calcext:value-type="float">
            <text:p>0.0177994350372234</text:p>
          </table:table-cell>
          <table:table-cell table:style-name="ce25" table:formula="of:=[.AV3]/1.07" office:value-type="float" office:value="0.0166349860160966" calcext:value-type="float">
            <text:p>0.0166349860160966</text:p>
          </table:table-cell>
          <table:table-cell table:style-name="ce25" table:formula="of:=[.AW3]/1.07" office:value-type="float" office:value="0.015546715902894" calcext:value-type="float">
            <text:p>0.015546715902894</text:p>
          </table:table-cell>
          <table:table-cell table:style-name="ce25" table:formula="of:=[.AX3]/1.07" office:value-type="float" office:value="0.0145296410307421" calcext:value-type="float">
            <text:p>0.0145296410307421</text:p>
          </table:table-cell>
          <table:table-cell table:style-name="ce25" table:formula="of:=[.AY3]/1.07" office:value-type="float" office:value="0.0135791037670487" calcext:value-type="float">
            <text:p>0.0135791037670487</text:p>
          </table:table-cell>
          <table:table-cell table:style-name="ce25" table:formula="of:=[.AZ3]/1.07" office:value-type="float" office:value="0.0126907511841576" calcext:value-type="float">
            <text:p>0.0126907511841576</text:p>
          </table:table-cell>
          <table:table-cell table:style-name="ce25" table:formula="of:=[.BA3]/1.07" office:value-type="float" office:value="0.011860515125381" calcext:value-type="float">
            <text:p>0.011860515125381</text:p>
          </table:table-cell>
          <table:table-cell table:style-name="ce25" table:formula="of:=[.BB3]/1.07" office:value-type="float" office:value="0.0110845935751224" calcext:value-type="float">
            <text:p>0.0110845935751224</text:p>
          </table:table-cell>
          <table:table-cell table:style-name="ce25" table:formula="of:=[.BC3]/1.07" office:value-type="float" office:value="0.0103594332477779" calcext:value-type="float">
            <text:p>0.0103594332477779</text:p>
          </table:table-cell>
          <table:table-cell table:style-name="ce25" table:formula="of:=[.BD3]/1.07" office:value-type="float" office:value="0.00968171331568032" calcext:value-type="float">
            <text:p>0.00968171331568032</text:p>
          </table:table-cell>
          <table:table-cell table:style-name="ce25" table:formula="of:=[.BE3]/1.07" office:value-type="float" office:value="0.00904833020157039" calcext:value-type="float">
            <text:p>0.00904833020157039</text:p>
          </table:table-cell>
          <table:table-cell table:style-name="ce25" table:formula="of:=[.BF3]/1.07" office:value-type="float" office:value="0.00845638336595364" calcext:value-type="float">
            <text:p>0.00845638336595364</text:p>
          </table:table-cell>
          <table:table-cell table:style-name="ce25" table:formula="of:=[.BG3]/1.07" office:value-type="float" office:value="0.00790316202425573" calcext:value-type="float">
            <text:p>0.00790316202425573</text:p>
          </table:table-cell>
          <table:table-cell table:style-name="ce25" table:formula="of:=[.BH3]/1.07" office:value-type="float" office:value="0.00738613273294928" calcext:value-type="float">
            <text:p>0.00738613273294928</text:p>
          </table:table-cell>
          <table:table-cell table:style-name="ce25" table:formula="of:=[.BI3]/1.07" office:value-type="float" office:value="0.00690292778780307" calcext:value-type="float">
            <text:p>0.00690292778780307</text:p>
          </table:table-cell>
          <table:table-cell table:style-name="ce25" table:formula="of:=[.BJ3]/1.07" office:value-type="float" office:value="0.00645133438112436" calcext:value-type="float">
            <text:p>0.00645133438112436</text:p>
          </table:table-cell>
          <table:table-cell table:style-name="ce25" table:formula="of:=[.BK3]/1.07" office:value-type="float" office:value="0.00602928446834053" calcext:value-type="float">
            <text:p>0.00602928446834053</text:p>
          </table:table-cell>
          <table:table-cell table:style-name="ce25" table:formula="of:=[.BL3]/1.07" office:value-type="float" office:value="0.00563484529751451" calcext:value-type="float">
            <text:p>0.00563484529751451</text:p>
          </table:table-cell>
          <table:table-cell table:style-name="ce25" table:formula="of:=[.BM3]/1.07" office:value-type="float" office:value="0.00526621055842478" calcext:value-type="float">
            <text:p>0.00526621055842478</text:p>
          </table:table-cell>
          <table:table-cell table:style-name="ce25" table:formula="of:=[.BN3]/1.07" office:value-type="float" office:value="0.00492169211067736" calcext:value-type="float">
            <text:p>0.00492169211067736</text:p>
          </table:table-cell>
          <table:table-cell table:style-name="ce25" table:formula="of:=[.BO3]/1.07" office:value-type="float" office:value="0.00459971225296949" calcext:value-type="float">
            <text:p>0.00459971225296949</text:p>
          </table:table-cell>
          <table:table-cell table:style-name="ce25" table:formula="of:=[.BP3]/1.07" office:value-type="float" office:value="0.00429879649810233" calcext:value-type="float">
            <text:p>0.00429879649810233</text:p>
          </table:table-cell>
          <table:table-cell table:style-name="ce25" table:formula="of:=[.BQ3]/1.07" office:value-type="float" office:value="0.00401756682065638" calcext:value-type="float">
            <text:p>0.00401756682065638</text:p>
          </table:table-cell>
          <table:table-cell table:style-name="ce25" table:formula="of:=[.BR3]/1.07" office:value-type="float" office:value="0.00375473534640783" calcext:value-type="float">
            <text:p>0.0037547353464078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6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6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44"/>
        </table:table-row>
        <table:table-row table:style-name="ro1">
          <table:table-cell table:number-columns-repeated="16344"/>
        </table:table-row>
      </table:table>
      <table:table table:name="conditions_few" table:style-name="ta1">
        <table:table-column table:style-name="co12" table:number-columns-repeated="5" table:default-cell-style-name="ce25"/>
        <table:table-column table:style-name="co6" table:number-columns-repeated="979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 table:number-columns-repeated="16"/>
          <table:table-cell table:number-columns-repeated="1635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" office:value-type="float" office:value="340" calcext:value-type="float">
            <text:p>340</text:p>
          </table:table-cell>
          <table:table-cell/>
          <table:table-cell table:style-name="ce25" table:number-columns-repeated="16"/>
          <table:table-cell table:number-columns-repeated="16358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2" office:value-type="float" office:value="0.892857142857143" calcext:value-type="float">
            <text:p>0.892857142857143</text:p>
          </table:table-cell>
          <table:table-cell table:formula="of:=[.C3]/1.12" office:value-type="float" office:value="0.79719387755102" calcext:value-type="float">
            <text:p>0.79719387755102</text:p>
          </table:table-cell>
          <table:table-cell/>
          <table:table-cell table:style-name="ce25" table:number-columns-repeated="48"/>
          <table:table-cell table:number-columns-repeated="16326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3" office:value-type="float" office:value="0.001" calcext:value-type="float">
            <text:p>0.001</text:p>
          </table:table-cell>
          <table:table-cell/>
          <table:table-cell table:style-name="ce25" table:number-columns-repeated="48"/>
          <table:table-cell table:number-columns-repeated="16326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37"/>
        <table:table-column table:style-name="co16" table:default-cell-style-name="ce37"/>
        <table:table-column table:style-name="co5" table:number-columns-repeated="16382" table:default-cell-style-name="ce37"/>
        <table:table-row table:style-name="ro1">
          <table:table-cell/>
          <table:table-cell table:style-name="ce45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x(t)</text:p>
          </table:table-cell>
          <table:table-cell table:style-name="ce45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dx/dt</text:p>
          </table:table-cell>
          <table:table-cell table:style-name="ce45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24" table:default-cell-style-name="ce37"/>
        <table:table-column table:style-name="co5" table:default-cell-style-name="Default"/>
        <table:table-column table:style-name="co5" table:number-columns-repeated="16359" table:default-cell-style-name="ce37"/>
        <table:table-row table:style-name="ro1">
          <table:table-cell table:style-name="ce45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36"/>
          <table:table-cell table:style-name="ce41"/>
          <table:table-cell table:style-name="ce36" table:number-columns-repeated="2"/>
          <table:table-cell table:number-columns-repeated="16360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002" calcext:value-type="float">
            <text:p>0.002</text:p>
          </table:table-cell>
          <table:table-cell table:style-name="ce45" office:value-type="float" office:value="0.02" calcext:value-type="float">
            <text:p>0.02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41" calcext:value-type="float">
            <text:p>0.041</text:p>
          </table:table-cell>
          <table:table-cell table:style-name="ce45" office:value-type="float" office:value="0.046" calcext:value-type="float">
            <text:p>0.046</text:p>
          </table:table-cell>
          <table:table-cell table:style-name="ce45" office:value-type="float" office:value="0.005" calcext:value-type="float">
            <text:p>0.005</text:p>
          </table:table-cell>
          <table:table-cell table:style-name="ce45" office:value-type="float" office:value="0.165" calcext:value-type="float">
            <text:p>0.165</text:p>
          </table:table-cell>
          <table:table-cell table:style-name="ce45" office:value-type="float" office:value="0.023" calcext:value-type="float">
            <text:p>0.023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0.2686" calcext:value-type="float">
            <text:p>0.2686</text:p>
          </table:table-cell>
          <table:table-cell table:style-name="ce45" table:formula="of:=0.6*0.071" office:value-type="float" office:value="0.0426" calcext:value-type="float">
            <text:p>0.0426</text:p>
          </table:table-cell>
          <table:table-cell table:style-name="ce45" table:formula="of:=0.3*0.071" office:value-type="float" office:value="0.0213" calcext:value-type="float">
            <text:p>0.0213</text:p>
          </table:table-cell>
          <table:table-cell table:style-name="ce45" table:formula="of:=0.1*0.071" office:value-type="float" office:value="0.0071" calcext:value-type="float">
            <text:p>0.0071</text:p>
          </table:table-cell>
          <table:table-cell table:style-name="ce45" office:value-type="float" office:value="0.002" calcext:value-type="float">
            <text:p>0.002</text:p>
          </table:table-cell>
          <table:table-cell table:style-name="ce45" office:value-type="float" office:value="0.006" calcext:value-type="float">
            <text:p>0.006</text:p>
          </table:table-cell>
          <table:table-cell table:style-name="ce45" office:value-type="float" office:value="0.0004" calcext:value-type="float">
            <text:p>0.0004</text:p>
          </table:table-cell>
          <table:table-cell table:style-name="ce45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45" office:value-type="float" office:value="0.284" calcext:value-type="float">
            <text:p>0.284</text:p>
          </table:table-cell>
          <table:table-cell table:style-name="ce45" table:number-columns-repeated="3"/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1"/>
          <table:table-cell table:style-name="ce46" table:number-columns-repeated="3"/>
          <table:table-cell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8">
          <table:table-cell table:number-columns-repeated="7"/>
          <table:table-cell table:style-name="ce45" table:number-columns-repeated="17"/>
          <table:table-cell table:number-columns-repeated="16360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3">
        <table:table-column table:style-name="co17" table:number-columns-repeated="16384" table:default-cell-style-name="Default"/>
        <table:table-row table:style-name="ro1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47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3" table:style-name="ce45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f" table:style-name="ta3">
        <table:table-column table:style-name="co15" table:number-columns-repeated="19" table:default-cell-style-name="Default"/>
        <table:table-row table:style-name="ro4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rRNase</text:p>
          </table:table-cell>
          <table:table-cell table:style-name="ce24" office:value-type="string" calcext:value-type="string">
            <text:p>mRNase</text:p>
          </table:table-cell>
          <table:table-cell table:style-name="ce24" office:value-type="string" calcext:value-type="string">
            <text:p>tRNAse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ibcomp" table:style-name="ta3">
        <table:table-column table:style-name="co15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5:33:54.0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14T15:34:04.347000000</dc:date>
    <meta:editing-cycles>666</meta:editing-cycles>
    <meta:editing-duration>P3DT18H58M59S</meta:editing-duration>
    <meta:document-statistic meta:table-count="12" meta:cell-count="1651" meta:object-count="0"/>
  </office:meta>
</office:document-meta>
</file>